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office:font-face-decls>
  <office:automatic-styles>
    <style:style style:name="P1" style:parent-style-name="NoSpacing" style:master-page-name="MP0" style:family="paragraph">
      <style:paragraph-properties fo:break-before="page"/>
      <style:text-properties fo:language="en" fo:country="US" style:language-asian="sv" style:country-asian="SE"/>
    </style:style>
    <style:style style:name="P2" style:parent-style-name="NoSpacing" style:family="paragraph">
      <style:text-properties fo:language="en" fo:country="US" style:language-asian="sv" style:country-asian="SE"/>
    </style:style>
    <style:style style:name="P3" style:parent-style-name="NoSpacing" style:family="paragraph">
      <style:text-properties fo:language="en" fo:country="US" style:language-asian="sv" style:country-asian="SE"/>
    </style:style>
    <style:style style:name="P4" style:parent-style-name="NoSpacing" style:family="paragraph">
      <style:text-properties fo:language="en" fo:country="US" style:language-asian="sv" style:country-asian="SE"/>
    </style:style>
    <style:style style:name="P5" style:parent-style-name="NoSpacing" style:family="paragraph">
      <style:text-properties fo:language="en" fo:country="US" style:language-asian="sv" style:country-asian="SE"/>
    </style:style>
    <style:style style:name="TableColumn7" style:family="table-column">
      <style:table-column-properties style:column-width="2.0111in"/>
    </style:style>
    <style:style style:name="TableColumn8" style:family="table-column">
      <style:table-column-properties style:column-width="1.1465in"/>
    </style:style>
    <style:style style:name="TableColumn9" style:family="table-column">
      <style:table-column-properties style:column-width="3.209in"/>
    </style:style>
    <style:style style:name="Table6" style:family="table">
      <style:table-properties style:width="6.3666in" fo:margin-left="0in" table:align="left"/>
    </style:style>
    <style:style style:name="TableRow10" style:family="table-row">
      <style:table-row-properties/>
    </style:style>
    <style:style style:name="TableCell11" style:family="table-cell">
      <style:table-cell-properties fo:border="0.0138in solid #AAAAAA" fo:background-color="#F2F2F2" style:vertical-align="middle" fo:padding-top="0.0333in" fo:padding-left="0.0333in" fo:padding-bottom="0.0333in" fo:padding-right="0.0333in"/>
    </style:style>
    <style:style style:name="P12" style:parent-style-name="Normal" style:family="paragraph">
      <style:paragraph-properties fo:text-align="center" fo:margin-top="0.1666in" fo:margin-bottom="0.1666in" style:line-height-at-least="0.2465in"/>
      <style:text-properties style:font-name="Arial" style:font-name-asian="Times New Roman" style:font-name-complex="Arial" fo:font-weight="bold" style:font-weight-asian="bold" style:font-weight-complex="bold" fo:color="#000000" fo:font-size="12pt" style:font-size-asian="12pt" style:font-size-complex="12pt" style:language-asian="sv" style:country-asian="SE"/>
    </style:style>
    <style:style style:name="TableCell13" style:family="table-cell">
      <style:table-cell-properties fo:border="0.0138in solid #AAAAAA" fo:background-color="#F2F2F2" style:vertical-align="middle" fo:padding-top="0.0333in" fo:padding-left="0.0333in" fo:padding-bottom="0.0333in" fo:padding-right="0.0333in"/>
    </style:style>
    <style:style style:name="P14" style:parent-style-name="Normal" style:family="paragraph">
      <style:paragraph-properties fo:text-align="center" fo:margin-top="0.1666in" fo:margin-bottom="0.1666in" style:line-height-at-least="0.2465in"/>
      <style:text-properties style:font-name="Arial" style:font-name-asian="Times New Roman" style:font-name-complex="Arial" fo:font-weight="bold" style:font-weight-asian="bold" style:font-weight-complex="bold" fo:color="#000000" fo:font-size="12pt" style:font-size-asian="12pt" style:font-size-complex="12pt" style:language-asian="sv" style:country-asian="SE"/>
    </style:style>
    <style:style style:name="TableCell15" style:family="table-cell">
      <style:table-cell-properties fo:border="0.0138in solid #AAAAAA" fo:background-color="#F2F2F2" style:vertical-align="middle" fo:padding-top="0.0333in" fo:padding-left="0.0333in" fo:padding-bottom="0.0333in" fo:padding-right="0.0333in"/>
    </style:style>
    <style:style style:name="P16" style:parent-style-name="Normal" style:family="paragraph">
      <style:paragraph-properties fo:text-align="center" fo:margin-top="0.1666in" fo:margin-bottom="0.1666in" style:line-height-at-least="0.2465in"/>
      <style:text-properties style:font-name="Arial" style:font-name-asian="Times New Roman" style:font-name-complex="Arial" fo:font-weight="bold" style:font-weight-asian="bold" style:font-weight-complex="bold" fo:color="#000000" fo:font-size="12pt" style:font-size-asian="12pt" style:font-size-complex="12pt" style:language-asian="sv" style:country-asian="SE"/>
    </style:style>
    <style:style style:name="TableRow17" style:family="table-row">
      <style:table-row-properties/>
    </style:style>
    <style:style style:name="TableCell18" style:family="table-cell">
      <style:table-cell-properties fo:border="0.0138in solid #AAAAAA" fo:background-color="#F9F9F9" style:vertical-align="middle" fo:padding-top="0.0333in" fo:padding-left="0.0333in" fo:padding-bottom="0.0333in" fo:padding-right="0.0333in"/>
    </style:style>
    <style:style style:name="P19"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0" style:family="table-cell">
      <style:table-cell-properties fo:border="0.0138in solid #AAAAAA" fo:background-color="#F9F9F9" style:vertical-align="middle" fo:padding-top="0.0333in" fo:padding-left="0.0333in" fo:padding-bottom="0.0333in" fo:padding-right="0.0333in"/>
    </style:style>
    <style:style style:name="P21"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2" style:family="table-cell">
      <style:table-cell-properties fo:border="0.0138in solid #AAAAAA" fo:background-color="#F9F9F9" style:vertical-align="middle" fo:padding-top="0.0333in" fo:padding-left="0.0333in" fo:padding-bottom="0.0333in" fo:padding-right="0.0333in"/>
    </style:style>
    <style:style style:name="P23"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Row24" style:family="table-row">
      <style:table-row-properties/>
    </style:style>
    <style:style style:name="TableCell25" style:family="table-cell">
      <style:table-cell-properties fo:border="0.0138in solid #AAAAAA" fo:background-color="#F9F9F9" style:vertical-align="middle" fo:padding-top="0.0333in" fo:padding-left="0.0333in" fo:padding-bottom="0.0333in" fo:padding-right="0.0333in"/>
    </style:style>
    <style:style style:name="P26"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7" style:family="table-cell">
      <style:table-cell-properties fo:border="0.0138in solid #AAAAAA" fo:background-color="#F9F9F9" style:vertical-align="middle" fo:padding-top="0.0333in" fo:padding-left="0.0333in" fo:padding-bottom="0.0333in" fo:padding-right="0.0333in"/>
    </style:style>
    <style:style style:name="P28"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29" style:family="table-cell">
      <style:table-cell-properties fo:border="0.0138in solid #AAAAAA" fo:background-color="#F9F9F9" style:vertical-align="middle" fo:padding-top="0.0333in" fo:padding-left="0.0333in" fo:padding-bottom="0.0333in" fo:padding-right="0.0333in"/>
    </style:style>
    <style:style style:name="P30" style:parent-style-name="Normal" style:family="paragraph">
      <style:paragraph-properties fo:margin-top="0.1666in" fo:margin-bottom="0.1666in" style:line-height-at-least="0.2465in"/>
    </style:style>
    <style:style style:name="T31" style:parent-style-name="DefaultParagraphFont" style:family="text">
      <style:text-properties style:font-name="Arial" style:font-name-asian="Times New Roman" style:font-name-complex="Arial" fo:color="#000000" fo:font-size="12pt" style:font-size-asian="12pt" style:font-size-complex="12pt" fo:language="en" fo:country="US" style:language-asian="sv" style:country-asian="SE"/>
    </style:style>
    <style:style style:name="T32" style:parent-style-name="DefaultParagraphFont" style:family="text">
      <style:text-properties style:font-name="Arial" style:font-name-asian="Times New Roman" style:font-name-complex="Arial" fo:font-size="12pt" style:font-size-asian="12pt" style:font-size-complex="12pt" fo:language="en" fo:country="US" style:language-asian="sv" style:country-asian="SE"/>
    </style:style>
    <style:style style:name="T33" style:parent-style-name="DefaultParagraphFont" style:family="text">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34" style:family="table-row">
      <style:table-row-properties/>
    </style:style>
    <style:style style:name="TableCell35" style:family="table-cell">
      <style:table-cell-properties fo:border="0.0138in solid #AAAAAA" fo:background-color="#F9F9F9" style:vertical-align="middle" fo:padding-top="0.0333in" fo:padding-left="0.0333in" fo:padding-bottom="0.0333in" fo:padding-right="0.0333in"/>
    </style:style>
    <style:style style:name="P36"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37" style:family="table-cell">
      <style:table-cell-properties fo:border="0.0138in solid #AAAAAA" fo:background-color="#F9F9F9" style:vertical-align="middle" fo:padding-top="0.0333in" fo:padding-left="0.0333in" fo:padding-bottom="0.0333in" fo:padding-right="0.0333in"/>
    </style:style>
    <style:style style:name="P38"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39" style:family="table-cell">
      <style:table-cell-properties fo:border="0.0138in solid #AAAAAA" fo:background-color="#F9F9F9" style:vertical-align="middle" fo:padding-top="0.0333in" fo:padding-left="0.0333in" fo:padding-bottom="0.0333in" fo:padding-right="0.0333in"/>
    </style:style>
    <style:style style:name="P40"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41" style:family="table-row">
      <style:table-row-properties/>
    </style:style>
    <style:style style:name="TableCell42" style:family="table-cell">
      <style:table-cell-properties fo:border="0.0138in solid #AAAAAA" fo:background-color="#F9F9F9" style:vertical-align="middle" fo:padding-top="0.0333in" fo:padding-left="0.0333in" fo:padding-bottom="0.0333in" fo:padding-right="0.0333in"/>
    </style:style>
    <style:style style:name="P43"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44" style:family="table-cell">
      <style:table-cell-properties fo:border="0.0138in solid #AAAAAA" fo:background-color="#F9F9F9" style:vertical-align="middle" fo:padding-top="0.0333in" fo:padding-left="0.0333in" fo:padding-bottom="0.0333in" fo:padding-right="0.0333in"/>
    </style:style>
    <style:style style:name="P45"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46" style:family="table-cell">
      <style:table-cell-properties fo:border="0.0138in solid #AAAAAA" fo:background-color="#F9F9F9" style:vertical-align="middle" fo:padding-top="0.0333in" fo:padding-left="0.0333in" fo:padding-bottom="0.0333in" fo:padding-right="0.0333in"/>
    </style:style>
    <style:style style:name="P47"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48" style:family="table-row">
      <style:table-row-properties/>
    </style:style>
    <style:style style:name="TableCell49" style:family="table-cell">
      <style:table-cell-properties fo:border="0.0138in solid #AAAAAA" fo:background-color="#F9F9F9" style:vertical-align="middle" fo:padding-top="0.0333in" fo:padding-left="0.0333in" fo:padding-bottom="0.0333in" fo:padding-right="0.0333in"/>
    </style:style>
    <style:style style:name="P50"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51" style:family="table-cell">
      <style:table-cell-properties fo:border="0.0138in solid #AAAAAA" fo:background-color="#F9F9F9" style:vertical-align="middle" fo:padding-top="0.0333in" fo:padding-left="0.0333in" fo:padding-bottom="0.0333in" fo:padding-right="0.0333in"/>
    </style:style>
    <style:style style:name="P52"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53" style:family="table-cell">
      <style:table-cell-properties fo:border="0.0138in solid #AAAAAA" fo:background-color="#F9F9F9" style:vertical-align="middle" fo:padding-top="0.0333in" fo:padding-left="0.0333in" fo:padding-bottom="0.0333in" fo:padding-right="0.0333in"/>
    </style:style>
    <style:style style:name="P54"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55" style:family="table-row">
      <style:table-row-properties/>
    </style:style>
    <style:style style:name="TableCell56" style:family="table-cell">
      <style:table-cell-properties fo:border="0.0138in solid #AAAAAA" fo:background-color="#F9F9F9" style:vertical-align="middle" fo:padding-top="0.0333in" fo:padding-left="0.0333in" fo:padding-bottom="0.0333in" fo:padding-right="0.0333in"/>
    </style:style>
    <style:style style:name="P57"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58" style:family="table-cell">
      <style:table-cell-properties fo:border="0.0138in solid #AAAAAA" fo:background-color="#F9F9F9" style:vertical-align="middle" fo:padding-top="0.0333in" fo:padding-left="0.0333in" fo:padding-bottom="0.0333in" fo:padding-right="0.0333in"/>
    </style:style>
    <style:style style:name="P59"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60" style:family="table-cell">
      <style:table-cell-properties fo:border="0.0138in solid #AAAAAA" fo:background-color="#F9F9F9" style:vertical-align="middle" fo:padding-top="0.0333in" fo:padding-left="0.0333in" fo:padding-bottom="0.0333in" fo:padding-right="0.0333in"/>
    </style:style>
    <style:style style:name="P61"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62" style:family="table-row">
      <style:table-row-properties/>
    </style:style>
    <style:style style:name="TableCell63" style:family="table-cell">
      <style:table-cell-properties fo:border="0.0138in solid #AAAAAA" fo:background-color="#F9F9F9" style:vertical-align="middle" fo:padding-top="0.0333in" fo:padding-left="0.0333in" fo:padding-bottom="0.0333in" fo:padding-right="0.0333in"/>
    </style:style>
    <style:style style:name="P64" style:parent-style-name="Normal" style:family="paragraph">
      <style:paragraph-properties fo:margin-top="0.1666in" fo:margin-bottom="0.1666in" style:line-height-at-least="0.2465in"/>
    </style:style>
    <style:style style:name="T65" style:parent-style-name="DefaultParagraphFont" style:family="text">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style:language-asian="sv" style:country-asian="SE"/>
    </style:style>
    <style:style style:name="TableCell66" style:family="table-cell">
      <style:table-cell-properties fo:border="0.0138in solid #AAAAAA" fo:background-color="#F9F9F9" style:vertical-align="middle" fo:padding-top="0.0333in" fo:padding-left="0.0333in" fo:padding-bottom="0.0333in" fo:padding-right="0.0333in"/>
    </style:style>
    <style:style style:name="P67"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68" style:family="table-cell">
      <style:table-cell-properties fo:border="0.0138in solid #AAAAAA" fo:background-color="#F9F9F9" style:vertical-align="middle" fo:padding-top="0.0333in" fo:padding-left="0.0333in" fo:padding-bottom="0.0333in" fo:padding-right="0.0333in"/>
    </style:style>
    <style:style style:name="P69"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TableRow70" style:family="table-row">
      <style:table-row-properties/>
    </style:style>
    <style:style style:name="TableCell71" style:family="table-cell">
      <style:table-cell-properties fo:border="0.0138in solid #AAAAAA" fo:background-color="#F9F9F9" style:vertical-align="middle" fo:padding-top="0.0333in" fo:padding-left="0.0333in" fo:padding-bottom="0.0333in" fo:padding-right="0.0333in"/>
    </style:style>
    <style:style style:name="P72" style:parent-style-name="Normal" style:family="paragraph">
      <style:paragraph-properties fo:margin-top="0.1666in" fo:margin-bottom="0.1666in" style:line-height-at-least="0.2465in"/>
    </style:style>
    <style:style style:name="T73" style:parent-style-name="DefaultParagraphFont" style:family="text">
      <style:text-properties style:font-name="Arial" style:font-name-asian="Times New Roman" style:font-name-complex="Arial" fo:color="#000000" fo:font-size="12pt" style:font-size-asian="12pt" style:font-size-complex="12pt" style:language-asian="sv" style:country-asian="SE"/>
    </style:style>
    <style:style style:name="T74" style:parent-style-name="DefaultParagraphFont" style:family="text">
      <style:text-properties style:font-name="Arial" style:font-name-asian="Times New Roman" style:font-name-complex="Arial" fo:font-size="12pt" style:font-size-asian="12pt" style:font-size-complex="12pt" style:text-underline-type="single" style:text-underline-style="solid" style:text-underline-width="auto" style:text-underline-mode="continuous" style:language-asian="sv" style:country-asian="SE"/>
    </style:style>
    <style:style style:name="T75" style:parent-style-name="DefaultParagraphFont" style:family="text">
      <style:text-properties style:font-name="Arial" style:font-name-asian="Times New Roman" style:font-name-complex="Arial" fo:color="#000000" fo:font-size="12pt" style:font-size-asian="12pt" style:font-size-complex="12pt" style:language-asian="sv" style:country-asian="SE"/>
    </style:style>
    <style:style style:name="TableCell76" style:family="table-cell">
      <style:table-cell-properties fo:border="0.0138in solid #AAAAAA" fo:background-color="#F9F9F9" style:vertical-align="middle" fo:padding-top="0.0333in" fo:padding-left="0.0333in" fo:padding-bottom="0.0333in" fo:padding-right="0.0333in"/>
    </style:style>
    <style:style style:name="P77" style:parent-style-name="Normal" style:family="paragraph">
      <style:paragraph-properties fo:text-align="end" fo:margin-top="0.1666in" fo:margin-bottom="0.1666in" style:line-height-at-least="0.2465in"/>
      <style:text-properties style:font-name="Arial" style:font-name-asian="Times New Roman" style:font-name-complex="Arial" fo:color="#000000" fo:font-size="12pt" style:font-size-asian="12pt" style:font-size-complex="12pt" style:language-asian="sv" style:country-asian="SE"/>
    </style:style>
    <style:style style:name="TableCell78" style:family="table-cell">
      <style:table-cell-properties fo:border="0.0138in solid #AAAAAA" fo:background-color="#F9F9F9" style:vertical-align="middle" fo:padding-top="0.0333in" fo:padding-left="0.0333in" fo:padding-bottom="0.0333in" fo:padding-right="0.0333in"/>
    </style:style>
    <style:style style:name="P79" style:parent-style-name="Normal" style:family="paragraph">
      <style:paragraph-properties fo:margin-top="0.1666in" fo:margin-bottom="0.1666in" style:line-height-at-least="0.2465in"/>
      <style:text-properties style:font-name="Arial" style:font-name-asian="Times New Roman" style:font-name-complex="Arial" fo:color="#000000" fo:font-size="12pt" style:font-size-asian="12pt" style:font-size-complex="12pt" fo:language="en" fo:country="US" style:language-asian="sv" style:country-asian="SE"/>
    </style:style>
    <style:style style:name="P80" style:parent-style-name="Normal" style:family="paragraph">
      <style:text-properties fo:language="en" fo:country="US"/>
    </style:style>
    <style:style style:name="P81" style:parent-style-name="Normal" style:family="paragraph">
      <style:paragraph-properties fo:break-before="page"/>
      <style:text-properties fo:language="en" fo:country="US"/>
    </style:style>
    <style:style style:name="P82" style:parent-style-name="Heading2" style:family="paragraph">
      <style:paragraph-properties fo:border-top="none" fo:border-left="none" fo:border-bottom="0.0138in solid #AAAAAA" fo:border-right="none" fo:padding="0in" style:shadow="none" fo:margin-top="0in" fo:margin-bottom="0.1in" style:line-height-at-least="0.2465in" fo:background-color="#FFFFFF"/>
    </style:style>
    <style:style style:name="T83" style:parent-style-name="mw-headline" style:family="text">
      <style:text-properties style:font-name="Arial" style:font-name-complex="Arial" fo:font-weight="normal" style:font-weight-asian="normal" style:font-weight-complex="normal" fo:color="#000000" fo:language="en" fo:country="US"/>
    </style:style>
    <style:style style:name="P84" style:parent-style-name="NormalWeb" style:family="paragraph">
      <style:paragraph-properties fo:margin-top="0.0666in" fo:margin-bottom="0.0833in" style:line-height-at-least="0.2465in" fo:background-color="#FFFFFF"/>
      <style:text-properties style:font-name="Arial" style:font-name-complex="Arial" fo:color="#000000" fo:language="en" fo:country="US"/>
    </style:style>
    <style:style style:name="P85" style:parent-style-name="Heading2" style:family="paragraph">
      <style:paragraph-properties fo:border-top="none" fo:border-left="none" fo:border-bottom="0.0138in solid #AAAAAA" fo:border-right="none" fo:padding="0in" style:shadow="none" fo:margin-top="0in" fo:margin-bottom="0.1in" style:line-height-at-least="0.2465in" fo:background-color="#FFFFFF"/>
      <style:text-properties fo:language="en" fo:country="US"/>
    </style:style>
    <style:style style:name="P86" style:parent-style-name="Heading2" style:family="paragraph">
      <style:paragraph-properties fo:border-top="none" fo:border-left="none" fo:border-bottom="0.0138in solid #AAAAAA" fo:border-right="none" fo:padding="0in" style:shadow="none" fo:margin-top="0in" fo:margin-bottom="0.1in" style:line-height-at-least="0.2465in" fo:background-color="#FFFFFF"/>
    </style:style>
    <style:style style:name="T87" style:parent-style-name="mw-headline" style:family="text">
      <style:text-properties style:font-name="Arial" style:font-name-complex="Arial" fo:font-weight="normal" style:font-weight-asian="normal" style:font-weight-complex="normal" fo:color="#000000" fo:language="en" fo:country="US"/>
    </style:style>
    <style:style style:name="P88" style:parent-style-name="NormalWeb" style:family="paragraph">
      <style:paragraph-properties fo:margin-top="0.0666in" fo:margin-bottom="0.0833in" style:line-height-at-least="0.2465in" fo:background-color="#FFFFFF"/>
      <style:text-properties style:font-name="Arial" style:font-name-complex="Arial" fo:color="#000000" fo:language="en" fo:country="US"/>
    </style:style>
    <style:style style:name="P89" style:parent-style-name="NormalWeb" style:family="paragraph">
      <style:paragraph-properties fo:margin-top="0.0666in" fo:margin-bottom="0.0833in" style:line-height-at-least="0.2465in" fo:background-color="#FFFFFF"/>
      <style:text-properties style:font-name="Arial" style:font-name-complex="Arial" fo:color="#000000" fo:language="en" fo:country="US"/>
    </style:style>
    <style:style style:name="P90" style:parent-style-name="NormalWeb" style:family="paragraph">
      <style:paragraph-properties fo:margin-top="0.0666in" fo:margin-bottom="0.0833in" style:line-height-at-least="0.2465in" fo:background-color="#FFFFFF"/>
    </style:style>
    <style:style style:name="T91" style:parent-style-name="DefaultParagraphFont" style:family="text">
      <style:text-properties style:font-name="Arial" style:font-name-complex="Arial" fo:color="#000000" fo:language="en" fo:country="US"/>
    </style:style>
    <style:style style:name="T92" style:parent-style-name="apple-converted-space" style:family="text">
      <style:text-properties style:font-name="Arial" style:font-name-complex="Arial" fo:color="#000000" fo:language="en" fo:country="US"/>
    </style:style>
    <style:style style:name="T93" style:parent-style-name="DefaultParagraphFont" style:family="text">
      <style:text-properties style:font-name="Arial" style:font-name-complex="Arial" fo:color="#000000" fo:language="en" fo:country="US"/>
    </style:style>
    <style:style style:name="T94" style:parent-style-name="apple-converted-space" style:family="text">
      <style:text-properties style:font-name="Arial" style:font-name-complex="Arial" fo:color="#000000" fo:language="en" fo:country="US"/>
    </style:style>
    <style:style style:name="T95" style:parent-style-name="DefaultParagraphFont" style:family="text">
      <style:text-properties style:font-name="Arial" style:font-name-complex="Arial" fo:color="#000000" fo:language="en" fo:country="US"/>
    </style:style>
    <style:style style:name="P96" style:parent-style-name="Normal" style:family="paragraph">
      <style:text-properties fo:language="en" fo:country="US"/>
    </style:style>
    <style:style style:name="P97" style:parent-style-name="Heading2" style:family="paragraph">
      <style:paragraph-properties fo:border-top="none" fo:border-left="none" fo:border-bottom="0.0138in solid #AAAAAA" fo:border-right="none" fo:padding="0in" style:shadow="none" fo:margin-top="0in" fo:margin-bottom="0.1in" style:line-height-at-least="0.2465in" fo:background-color="#FFFFFF"/>
    </style:style>
    <style:style style:name="T98" style:parent-style-name="mw-headline" style:family="text">
      <style:text-properties style:font-name="Arial" style:font-name-complex="Arial" fo:font-weight="normal" style:font-weight-asian="normal" style:font-weight-complex="normal" fo:color="#000000" fo:language="en" fo:country="US"/>
    </style:style>
    <style:style style:name="P99" style:parent-style-name="NormalWeb" style:family="paragraph">
      <style:paragraph-properties style:line-height-at-least="0.2208in"/>
      <style:text-properties style:font-name="Arial" style:font-name-complex="Arial" fo:color="#000000" fo:font-size="11pt" style:font-size-asian="11pt" style:font-size-complex="11pt" fo:language="en" fo:country="US"/>
    </style:style>
    <style:style style:name="P100" style:parent-style-name="NormalWeb" style:family="paragraph">
      <style:paragraph-properties style:line-height-at-least="0.2208in"/>
      <style:text-properties style:font-name="Arial" style:font-name-complex="Arial" fo:color="#000000" fo:font-size="11pt" style:font-size-asian="11pt" style:font-size-complex="11pt" fo:language="en" fo:country="US"/>
    </style:style>
    <style:style style:name="P101" style:parent-style-name="NormalWeb" style:family="paragraph">
      <style:paragraph-properties style:line-height-at-least="0.2208in"/>
      <style:text-properties style:font-name="Arial" style:font-name-complex="Arial" fo:color="#000000" fo:font-size="11pt" style:font-size-asian="11pt" style:font-size-complex="11pt" fo:language="en" fo:country="US"/>
    </style:style>
    <style:style style:name="P102" style:parent-style-name="Normal" style:family="paragraph">
      <style:paragraph-properties fo:break-before="page"/>
      <style:text-properties fo:language="en" fo:country="US"/>
    </style:style>
    <style:style style:name="P103" style:parent-style-name="Heading2" style:family="paragraph">
      <style:paragraph-properties fo:border-top="none" fo:border-left="none" fo:border-bottom="0.0138in solid #AAAAAA" fo:border-right="none" fo:padding="0in" style:shadow="none" fo:margin-top="0in" fo:margin-bottom="0.1in" style:line-height-at-least="0.2465in" fo:background-color="#FFFFFF"/>
    </style:style>
    <style:style style:name="T104" style:parent-style-name="mw-headline" style:family="text">
      <style:text-properties style:font-name="Arial" style:font-name-complex="Arial" fo:font-weight="normal" style:font-weight-asian="normal" style:font-weight-complex="normal" fo:color="#000000" fo:language="en" fo:country="US"/>
    </style:style>
    <style:style style:name="P105" style:parent-style-name="Normal" style:family="paragraph">
      <style:paragraph-properties fo:margin-top="0.0694in" fo:margin-bottom="0.0694in" style:line-height-at-least="0.2208in"/>
    </style:style>
    <style:style style:name="T106" style:parent-style-name="DefaultParagraphFont" style:family="text">
      <style:text-properties style:font-name="Arial" style:font-name-asian="Times New Roman" style:font-name-complex="Arial" fo:color="#000000" fo:language="en" fo:country="US" style:language-asian="sv" style:country-asian="SE"/>
    </style:style>
    <style:style style:name="T107" style:parent-style-name="DefaultParagraphFont" style:family="text">
      <style:text-properties style:font-name="Arial" style:font-name-asian="Times New Roman" style:font-name-complex="Arial" fo:color="#000000" fo:language="en" fo:country="US" style:language-asian="sv" style:country-asian="SE"/>
    </style:style>
    <style:style style:name="T108" style:parent-style-name="DefaultParagraphFont" style:family="text">
      <style:text-properties style:font-name="Arial" style:font-name-asian="Times New Roman" style:font-name-complex="Arial" fo:color="#000000" fo:language="en" fo:country="US" style:language-asian="sv" style:country-asian="SE"/>
    </style:style>
    <style:style style:name="T109" style:parent-style-name="DefaultParagraphFont" style:family="text">
      <style:text-properties style:font-name="Arial" style:font-name-complex="Arial" fo:color="#000000" fo:background-color="#FFFFFF" fo:language="en" fo:country="US"/>
    </style:style>
    <style:style style:name="T110" style:parent-style-name="DefaultParagraphFont" style:family="text">
      <style:text-properties style:font-name="Arial" style:font-name-complex="Arial" fo:color="#000000" fo:background-color="#FFFFFF" fo:language="en" fo:country="US"/>
    </style:style>
    <style:style style:name="T111" style:parent-style-name="DefaultParagraphFont" style:family="text">
      <style:text-properties style:font-name="Arial" style:font-name-complex="Arial" fo:color="#000000" fo:language="en" fo:country="US"/>
    </style:style>
    <style:style style:name="P112" style:parent-style-name="Heading2" style:family="paragraph">
      <style:paragraph-properties fo:border-top="none" fo:border-left="none" fo:border-bottom="0.0138in solid #AAAAAA" fo:border-right="none" fo:padding="0in" style:shadow="none" fo:margin-top="0in" fo:margin-bottom="0.1in" style:line-height-at-least="0.2465in" fo:background-color="#FFFFFF"/>
    </style:style>
    <style:style style:name="T113" style:parent-style-name="mw-headline" style:family="text">
      <style:text-properties style:font-name="Arial" style:font-name-complex="Arial" fo:font-weight="normal" style:font-weight-asian="normal" style:font-weight-complex="normal" fo:color="#000000" fo:language="en" fo:country="US"/>
    </style:style>
    <style:style style:name="P114" style:parent-style-name="Normal" style:family="paragraph">
      <style:paragraph-properties fo:margin-top="0.0694in" fo:margin-bottom="0.0694in" style:line-height-at-least="0.2208in"/>
      <style:text-properties style:font-name="Arial" style:font-name-asian="Times New Roman" style:font-name-complex="Arial" fo:color="#000000" fo:language="en" fo:country="US" style:language-asian="sv" style:country-asian="SE"/>
    </style:style>
    <style:style style:name="P115" style:parent-style-name="Normal" style:family="paragraph">
      <style:paragraph-properties fo:margin-top="0.0694in" fo:margin-bottom="0.0694in" style:line-height-at-least="0.2208in"/>
    </style:style>
    <style:style style:name="T116" style:parent-style-name="DefaultParagraphFont" style:family="text">
      <style:text-properties style:font-name="Arial" style:font-name-asian="Times New Roman" style:font-name-complex="Arial" fo:color="#000000" fo:language="en" fo:country="US" style:language-asian="sv" style:country-asian="SE"/>
    </style:style>
  </office:automatic-styles>
  <office:body>
    <office:text text:use-soft-page-breaks="true">
      <text:p text:style-name="P1">Polyphasic sleep, a term coined by early<text:s/>20th-century psychologist J.S.<text:s/>Szymanski,refers to the practice of sleeping multiple times in a 24-hour period—usually more than two, in contrast to biphasic sleep (twice per day) or monophasic sleep (once per day). It does not imply any particular sleep schedule. The circadian rhythm disorder known as irregular sleep-wake syndrome is an example of polyphasic sleep in humans. Polyphasic sleep is common in many animals, and is believed to be the ancestral sleep state.The term polyphasic sleep is also used by an online community that experiments with alternative sleeping schedules to achieve more time awake each day.</text:p>
      <text:p text:style-name="P2"/>
      <text:p text:style-name="P3">Some polyphasic sleepers on any of the above schedules like to supplement their sleep with “reboot” sleep – a long chunk of sleep every few weeks. This allows the sleeper to experience the third and fourth stages of sleep, which some believe is psychologically and/or physically beneficial.</text:p>
      <text:p text:style-name="P4"/>
      <text:p text:style-name="P5"/>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Name</text:p>
          </table:table-cell>
          <table:table-cell table:style-name="TableCell13">
            <text:p text:style-name="P14">Total sleeping time</text:p>
          </table:table-cell>
          <table:table-cell table:style-name="TableCell15">
            <text:p text:style-name="P16">Method</text:p>
          </table:table-cell>
        </table:table-row>
        <table:table-row table:style-name="TableRow17">
          <table:table-cell table:style-name="TableCell18">
            <text:p text:style-name="P19">Monophasic</text:p>
          </table:table-cell>
          <table:table-cell table:style-name="TableCell20">
            <text:p text:style-name="P21">≈8.0 h</text:p>
          </table:table-cell>
          <table:table-cell table:style-name="TableCell22">
            <text:p text:style-name="P23">8 hours major sleep episode.</text:p>
          </table:table-cell>
        </table:table-row>
        <table:table-row table:style-name="TableRow24">
          <table:table-cell table:style-name="TableCell25">
            <text:p text:style-name="P26">Biphasic</text:p>
          </table:table-cell>
          <table:table-cell table:style-name="TableCell27">
            <text:p text:style-name="P28">≈6.3 h</text:p>
          </table:table-cell>
          <table:table-cell table:style-name="TableCell29">
            <text:p text:style-name="P30"><text:span text:style-name="T31">6 hours major sleep episode and one 20 minute </text:span><text:span text:style-name="T32">power nap</text:span><text:span text:style-name="T33">.</text:span></text:p>
          </table:table-cell>
        </table:table-row>
        <table:table-row table:style-name="TableRow34">
          <table:table-cell table:style-name="TableCell35">
            <text:p text:style-name="P36">Biphasic (90-minute nap)</text:p>
          </table:table-cell>
          <table:table-cell table:style-name="TableCell37">
            <text:p text:style-name="P38">6 h</text:p>
          </table:table-cell>
          <table:table-cell table:style-name="TableCell39">
            <text:p text:style-name="P40">4.5<text:s/>hours major sleep episode and one 90 minute nap.</text:p>
          </table:table-cell>
        </table:table-row>
        <table:table-row table:style-name="TableRow41">
          <table:table-cell table:style-name="TableCell42">
            <text:p text:style-name="P43">Everyman (with 2 naps)</text:p>
          </table:table-cell>
          <table:table-cell table:style-name="TableCell44">
            <text:p text:style-name="P45">5.2 h</text:p>
          </table:table-cell>
          <table:table-cell table:style-name="TableCell46">
            <text:p text:style-name="P47">4.5 hours major sleep episode and two 20-minute power naps.</text:p>
          </table:table-cell>
        </table:table-row>
        <table:table-row table:style-name="TableRow48">
          <table:table-cell table:style-name="TableCell49">
            <text:p text:style-name="P50">Everyman (with 3 naps)</text:p>
          </table:table-cell>
          <table:table-cell table:style-name="TableCell51">
            <text:p text:style-name="P52">4 h</text:p>
          </table:table-cell>
          <table:table-cell table:style-name="TableCell53">
            <text:p text:style-name="P54">3 hours major sleep episode and three 20-minute power naps.</text:p>
          </table:table-cell>
        </table:table-row>
        <table:table-row table:style-name="TableRow55">
          <table:table-cell table:style-name="TableCell56">
            <text:p text:style-name="P57">Everyman (with 4 - 5 naps)</text:p>
          </table:table-cell>
          <table:table-cell table:style-name="TableCell58">
            <text:p text:style-name="P59">≈3 h</text:p>
          </table:table-cell>
          <table:table-cell table:style-name="TableCell60">
            <text:p text:style-name="P61">1.5 hours major sleep episode and four to five twenty-minute power naps.</text:p>
          </table:table-cell>
        </table:table-row>
        <table:table-row table:style-name="TableRow62">
          <table:table-cell table:style-name="TableCell63">
            <text:p text:style-name="P64"><text:a office:title="Dymaxion" xlink:href="http://en.wikipedia.org/wiki/Dymaxion" office:target-frame-name="_top" xlink:show="replace"><text:span text:style-name="T65">Dymaxion</text:span></text:a></text:p>
          </table:table-cell>
          <table:table-cell table:style-name="TableCell66">
            <text:p text:style-name="P67">2 h</text:p>
          </table:table-cell>
          <table:table-cell table:style-name="TableCell68">
            <text:p text:style-name="P69">Four 30-minute naps (every 6 hours).</text:p>
          </table:table-cell>
        </table:table-row>
        <text:soft-page-break/>
        <table:table-row table:style-name="TableRow70">
          <table:table-cell table:style-name="TableCell71">
            <text:p text:style-name="P72"><text:span text:style-name="T73">Uberman (from German '</text:span><text:span text:style-name="T74">Übermensch</text:span><text:span text:style-name="T75">')</text:span></text:p>
          </table:table-cell>
          <table:table-cell table:style-name="TableCell76">
            <text:p text:style-name="P77">2 h</text:p>
          </table:table-cell>
          <table:table-cell table:style-name="TableCell78">
            <text:p text:style-name="P79">Six 20-minute naps<text:s/>(every 4 hours).</text:p>
          </table:table-cell>
        </table:table-row>
      </table:table>
      <text:p text:style-name="P80"/>
      <text:p text:style-name="P81"/>
      <text:h text:style-name="P82" text:outline-level="2"><text:span text:style-name="T83">Monophasic sleep</text:span></text:h>
      <text:p text:style-name="P84">Normal sleep with one sleep period per day.</text:p>
      <text:h text:style-name="P85" text:outline-level="2"/>
      <text:h text:style-name="P86" text:outline-level="2"><text:span text:style-name="T87">Biphasic sleep</text:span></text:h>
      <text:p text:style-name="P88">It has recently been theorised that, before the advent of electric lighting in Europe, sleepers awoke from their "first" sleep for an hour or more during the<text:s/>night, before returning to their "second" sleep.<text:s/></text:p>
      <text:p text:style-name="P89">One study suggests that during periods of short daylight (~10 hours, as in winter), humans will adopt a biphasic sleep pattern. Another study indicates that this will happen whenever humans are removed from<text:s/>artificial light.</text:p>
      <text:p text:style-name="P90"><text:span text:style-name="T91">Cultures where one sleeps at</text:span><text:span text:style-name="T92"> </text:span><text:span text:style-name="T93">siesta</text:span><text:span text:style-name="T94"> </text:span><text:span text:style-name="T95">time practice bi-phasic sleep.</text:span></text:p>
      <text:p text:style-name="P96"/>
      <text:h text:style-name="P97" text:outline-level="2"><text:span text:style-name="T98">Everyman</text:span></text:h>
      <text:p text:style-name="P99">This schedule is often considered to be less “extreme” than other forms of polyphasic sleep, as it contains a “core sleep” of a few hours, usually in the early<text:s/>morning, as well as short naps during the day. In reality this system may be more physically difficult to adjust to, as the core sleep will delay the sleep deprivation which triggers the brain to adapt to instantaneous REM sleep upon falling asleep. However, the system may be easier to adjust to psychologically than other sleep schedules, as the core sleep provides a sense of delineation between one day and the next.</text:p>
      <text:p text:style-name="P100">Everyman sleep is more freeform in structure than other polyphasic sleep schedules; sleepers nap whenever they feel tired rather than at set points throughout the day.</text:p>
      <text:p text:style-name="P101">Polyphasic sleeper PureDoxyk notes that not every combination of core sleep and naps works – too short, a core sleep is only as effective as a regular 20-minute nap, while too long a core sleep makes the sleeping schedule more similar to siesta sleeping than true polyphasic sleep.</text:p>
      <text:p text:style-name="P102"/>
      <text:h text:style-name="P103" text:outline-level="2"><text:span text:style-name="T104">Dymaxion</text:span></text:h>
      <text:p text:style-name="P105"><text:span text:style-name="T106">This sleeping schedule takes its name from Buckminster Fuller’s invention brand name (a portmanteau of “dynamic maximum tension”). Fuller came<text:s/></text:span><text:span text:style-name="T107">up with his polyphasic sleeping system after observing the sleep habits of animals. His original aim was to sleep as soon as felt tired, whenever he felt tired: this turned out to be approximately every six hours, resulting in an equitetraphasic sleep sche</text:span><text:span text:style-name="T108">dule. Those who attempt dymaxion sleep today tend to follow the “30-minute naps four times a day” rule quite rigidly, which is not altogether in the spirit of Fuller.<text:s/></text:span><text:span text:style-name="T109">The dymaxion schedule involves fewer naps than all other polyphasic schedules, but the sa</text:span><text:span text:style-name="T110">me amount of total sleep time as the Uberman schedule if the latter uses 20-minute naps.</text:span><text:span text:style-name="T111"><text:line-break/></text:span></text:p>
      <text:h text:style-name="P112" text:outline-level="2"><text:span text:style-name="T113">Uberman</text:span></text:h>
      <text:p text:style-name="P114">Uberman sleepers nap for approximately 20 minutes six times a day (every four hours). This method was successfully adopted by bloggers Steve Pavlina and<text:s/>PureDoxyk – the latter coined the terms “Uberman” and “Everyman” for two of the popular sleeping schedules. Some Uberman sleepers nap for 25 or even 30 minutes instead of the regular 20.</text:p>
      <text:p text:style-name="P115"><text:span text:style-name="T116"><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sv" style:country-asian="SE"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sv" style:country-asian="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sv" style:country-asian="S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apple-converted-space" style:display-name="apple-converted-space" style:family="text" style:parent-style-name="DefaultParagraphFont"/>
    <style:style style:name="editsection" style:display-name="editsection" style:family="text" style:parent-style-name="DefaultParagraphFont"/>
    <style:style style:name="mw-headline" style:display-name="mw-headlin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g_ad_topspacer_text" style:display-name="g_ad_topspacer_text" style:family="text" style:parent-style-name="DefaultParagraphFont"/>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Uzer</meta:initial-creator>
    <dc:creator>Uzer</dc:creator>
    <meta:creation-date>2012-05-02T13:20:00Z</meta:creation-date>
    <dc:date>2012-05-02T13:20:00Z</dc:date>
    <meta:template xlink:href="Normal.dotm" xlink:type="simple"/>
    <meta:editing-cycles>2</meta:editing-cycles>
    <meta:editing-duration>PT0S</meta:editing-duration>
    <meta:document-statistic meta:page-count="4" meta:paragraph-count="8" meta:word-count="698" meta:character-count="4393" meta:row-count="30" meta:non-whitespace-character-count="3703"/>
  </office:meta>
</office:document-meta>
</file>